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>
      <style:text-properties style:font-name="Liberation Serif" style:font-name-complex="Tahoma"/>
    </style:style>
    <style:style style:name="ce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04.25mm" svg:y="9.19mm">
            <draw:object draw:notify-on-update-of-ranges="Sheet1.A1:Sheet1.A26 Sheet1.B1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float" office:value="447" calcext:value-type="float">
            <text:p>4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1" calcext:value-type="float">
            <text:p>31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4" calcext:value-type="float">
            <text:p>3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Default" office:value-type="float" office:value="580" calcext:value-type="float">
            <text:p>58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4" office:value-type="float" office:value="361" calcext:value-type="float">
            <text:p>3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5" calcext:value-type="float">
            <text:p>2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9" calcext:value-type="float">
            <text:p>3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73" calcext:value-type="float">
            <text:p>3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70" calcext:value-type="float">
            <text:p>37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4:59:48.775446774</meta:creation-date>
    <dc:date>2019-10-14T15:18:04.223541808</dc:date>
    <meta:editing-duration>PT18M14S</meta:editing-duration>
    <meta:editing-cycles>2</meta:editing-cycles>
    <meta:generator>LibreOffice/6.1.6.3$Linux_X86_64 LibreOffice_project/5896ab1714085361c45cf540f76f60673dd96a7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6cm" svg:y="4.197cm" style:legend-expansion="high" chart:style-name="ch2"/>
        <chart:plot-area chart:style-name="ch3" table:cell-range-address="Sheet1.A1:Sheet1.B26" chart:data-source-has-labels="column" svg:x="0.32cm" svg:y="0.18cm" svg:width="12.476cm" svg:height="8.64cm">
          <chartooo:coordinate-region svg:x="1.138cm" svg:y="0.384cm" svg:width="11.562cm" svg:height="7.781cm"/>
          <chart:axis chart:dimension="x" chart:name="primary-x" chart:style-name="ch4" chartooo:axis-type="auto">
            <chartooo:date-scale/>
            <chart:categories table:cell-range-address="Sheet1.A1:Sheet1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6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1:Sheet1.A26</svg:desc>
                </draw:g>
              </table:table-cell>
              <table:table-cell office:value-type="float" office:value="5">
                <text:p>5</text:p>
                <draw:g>
                  <svg:desc>Sheet1.B1:Sheet1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370">
                <text:p>3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